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350d" officeooo:paragraph-rsid="001535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50d" officeooo:paragraph-rsid="0015350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21f90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9ba78" officeooo:paragraph-rsid="0019ba7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dedfe" officeooo:paragraph-rsid="001dedf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350d" officeooo:paragraph-rsid="0015350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ba78" officeooo:paragraph-rsid="0019ba7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7434" officeooo:paragraph-rsid="0017743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b3e4" officeooo:paragraph-rsid="0018b3e4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15350d" officeooo:paragraph-rsid="0015350d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1dedfe" officeooo:paragraph-rsid="001dedfe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2a32b9" officeooo:paragraph-rsid="002a32b9" style:font-size-asian="11pt" style:font-size-complex="11pt"/>
    </style:style>
    <style:style style:name="T1" style:family="text">
      <style:text-properties officeooo:rsid="0021f901"/>
    </style:style>
    <style:style style:name="T2" style:family="text">
      <style:text-properties officeooo:rsid="002499ed"/>
    </style:style>
    <style:style style:name="T3" style:family="text">
      <style:text-properties officeooo:rsid="0024ca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MARTS - notes and commands</text:p>
      <text:p text:style-name="P1"/>
      <text:p text:style-name="P2"/>
      <text:p text:style-name="P2">Command Examples:</text:p>
      <text:p text:style-name="P2"/>
      <text:p text:style-name="P2">run training from SMARTS/baselines/marl_benchmark</text:p>
      <text:p text:style-name="P3">python3.7 run.py scenarios/double_merge/nocross -f benchmark/agents/ppo/baseline-lane-control.yaml</text:p>
      <text:p text:style-name="P3"/>
      <text:p text:style-name="P5">python3.7 run.py scenarios/double_merge/nocross -f marl_benchmark/agents/ppo/baseline-lane-control.yaml --num_workers 10</text:p>
      <text:p text:style-name="P5"/>
      <text:p text:style-name="P5">python3.7 run.py scenarios/double_merge/cross -f marl_benchmark/agents/ppo/baseline-lane-control.yaml --num_workers <text:span text:style-name="T1">39</text:span></text:p>
      <text:p text:style-name="P3"/>
      <text:p text:style-name="P11">ray dashboard: http://127.0.0.1:8265/</text:p>
      <text:p text:style-name="P3"/>
      <text:p text:style-name="P8">start envision server for a specific scenario</text:p>
      <text:p text:style-name="P3">scl envision start --scenarios baselines/marl_benchmark/scenarios</text:p>
      <text:p text:style-name="P10">visit <text:a xlink:type="simple" xlink:href="http://localhost:8081/" text:style-name="Internet_20_link" text:visited-style-name="Visited_20_Internet_20_Link">http://localhost:8081</text:a> to see visualization</text:p>
      <text:p text:style-name="P3"/>
      <text:p text:style-name="P8"># Start envision, serve scenario assets out of ./scenarios</text:p>
      <text:p text:style-name="P3">scl envision start --scenarios ./scenarios</text:p>
      <text:p text:style-name="P3"/>
      <text:p text:style-name="P8"># Build all scenario under given directories</text:p>
      <text:p text:style-name="P3">scl scenario build-all ./scenarios ./eval_scenarios</text:p>
      <text:p text:style-name="P3"/>
      <text:p text:style-name="P8"># Rebuild a single scenario, replacing any existing generated assets</text:p>
      <text:p text:style-name="P3">scl scenario build --clean scenarios/loop</text:p>
      <text:p text:style-name="P3"/>
      <text:p text:style-name="P8"># Clean generated scenario artifacts</text:p>
      <text:p text:style-name="P3">scl scenario clean scenarios/loop</text:p>
      <text:p text:style-name="P3"/>
      <text:p text:style-name="P3"/>
      <text:p text:style-name="P14"># replay scenarios</text:p>
      <text:p text:style-name="P14">scl scenario replay -d ./baselines/marl_benchmark/data_replay/1647266563 -t 0.1</text:p>
      <text:p text:style-name="P3"/>
      <text:p text:style-name="P3"/>
      <text:p text:style-name="P4"/>
      <text:p text:style-name="P9">temporarily saved commands:</text:p>
      <text:p text:style-name="P6">python3.7 evaluate.py scenarios/double_merge/cross --num_steps 1000 --num_runs 10 --headless --config_files marl_benchmark/agents/ppo/baseline-lane-control.yaml --log_dir log/results/run/cross-4/PPO_FrameStack_9c0e9_00000_0_2021-12-09_00-21-45/checkpoint_10 –plot</text:p>
      <text:p text:style-name="P6"/>
      <text:p text:style-name="P6">python3.7 evaluate.py scenarios/double_merge/cross -f marl_benchmark/agents/ppo/baseline-lane-control.yaml --log_dir ./log/results/run/cross-4/PPO_FrameStack_9c0e9_00000_0_2021-12-09_00-21-45 --checkpoint /home/SMARTS/baselines/marl_benchmark/log/results/run/cross-4/PPO_FrameStack_9c0e9_00000_0_2021-12-09_00-21-45/checkpoint-10/checkpoint-10</text:p>
      <text:p text:style-name="P6"/>
      <text:p text:style-name="P6"/>
      <text:p text:style-name="P13">working evaluation:</text:p>
      <text:p text:style-name="P7">python3.7 evaluate.py <text:bookmark-start text:name="__DdeLink__108_2711767685"/>scenarios/double_merge/cross -f marl_benchmark/agents/ppo/baseline-lane-control.yaml --log_dir ./log/<text:span text:style-name="T3">log_old/</text:span>results/run/cross-4/PPO_FrameStack_9c0e9_00000_0_2021-12-09_00-21-45 --checkpoint .<text:bookmark-start text:name="__DdeLink__103_2711767685"/>/log/<text:span text:style-name="T3">log_old/</text:span>results/run/cross-4/PPO_FrameStack_9c0e9_00000_0_2021-12-09_00-21-45/checkpoint_300/checkpoint-300<text:bookmark-end text:name="__DdeLink__108_2711767685"/><text:bookmark-end text:name="__DdeLink__103_2711767685"/></text:p>
      <text:p text:style-name="P7"/>
      <text:p text:style-name="P7"/>
      <text:p text:style-name="P7">./log/results/run/cross-4/PPO_FrameStack_e7620_00000_0_2021-12-28_15-36-20 –<text:span text:style-name="T2">checkpoint ./log/results/run/cross-4/PPO_FrameStack_e7620_00000_0_2021-12-28_15-36-20/checkpoint_000216/checkpoint-0002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6:39:57.606205870</meta:creation-date>
    <dc:date>2022-05-26T08:38:29.465566623</dc:date>
    <meta:editing-duration>PT12H8M48S</meta:editing-duration>
    <meta:editing-cycles>12</meta:editing-cycles>
    <meta:generator>LibreOffice/7.2.6.2$Linux_X86_64 LibreOffice_project/20$Build-2</meta:generator>
    <meta:document-statistic meta:table-count="0" meta:image-count="0" meta:object-count="0" meta:page-count="2" meta:paragraph-count="26" meta:word-count="163" meta:character-count="2268" meta:non-whitespace-character-count="2145"/>
  </office:meta>
</office:document-meta>
</file>